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rsid="000e7344" officeooo:paragraph-rsid="000e7344" style:font-size-asian="11pt" style:font-size-complex="11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1pt" officeooo:rsid="000e7344" officeooo:paragraph-rsid="000e7344" style:font-size-asian="11pt" style:font-size-complex="11pt"/>
    </style:style>
    <style:style style:name="P3" style:family="paragraph" style:parent-style-name="Standard" style:list-style-name="L3">
      <style:paragraph-properties fo:text-align="justify" style:justify-single-word="false"/>
      <style:text-properties fo:font-size="11pt" officeooo:rsid="000e7344" officeooo:paragraph-rsid="000e7344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e7344" officeooo:paragraph-rsid="00102928" style:font-size-asian="11pt" style:font-size-complex="11pt"/>
    </style:style>
    <style:style style:name="P5" style:family="paragraph" style:parent-style-name="Standard">
      <style:text-properties fo:font-size="11pt" officeooo:rsid="0006bece" officeooo:paragraph-rsid="000e7344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6bece" officeooo:paragraph-rsid="000e7344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02928" officeooo:paragraph-rsid="00102928" style:font-size-asian="11pt" style:font-size-complex="11pt"/>
    </style:style>
    <style:style style:name="T1" style:family="text">
      <style:text-properties officeooo:rsid="000e7344"/>
    </style:style>
    <style:style style:name="T2" style:family="text">
      <style:text-properties officeooo:rsid="0006bec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bece" style:font-weight-asian="bold" style:font-weight-complex="bold"/>
    </style:style>
    <style:style style:name="T5" style:family="text">
      <style:text-properties fo:font-weight="bold" officeooo:rsid="00102928" style:font-weight-asian="bold" style:font-weight-complex="bold"/>
    </style:style>
    <style:style style:name="T6" style:family="text">
      <style:text-properties officeooo:rsid="00102928"/>
    </style:style>
    <style:style style:name="T7" style:family="text">
      <style:text-properties officeooo:rsid="0011c5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– 2022.1</text:p>
      <text:p text:style-name="P1">Primeira Avaliação Parcial</text:p>
      <text:p text:style-name="P1"/>
      <text:p text:style-name="P1">Responda as questões a seguir usando apenas a linguagem TypeScript, fazendo uso de tipagem de variáveis a todo momento.</text:p>
      <text:p text:style-name="P1"/>
      <text:p text:style-name="P1">1 - ) (2.0 pts) Implemente uma função arrow que receba como parâmetro um vetor de inteiros como entrada e para cada elemento do vetor faça a seguinte lógica:</text:p>
      <text:p text:style-name="P1"/>
      <text:list xml:id="list3068013359" text:style-name="L1">
        <text:list-item>
          <text:p text:style-name="P2">se o elemento for par, calcule o seu fatorial e mostre em tela (console.log)</text:p>
        </text:list-item>
        <text:list-item>
          <text:p text:style-name="P2">se o elemento for ímpar, calcule o seu somatório e mostre em tela (console.log)</text:p>
          <text:list>
            <text:list-item>
              <text:p text:style-name="P2">Exemplo: somatório de 5 = 5+4+3+2+1, somatório de 3 = 3 + 2 + 1.</text:p>
            </text:list-item>
          </text:list>
        </text:list-item>
      </text:list>
      <text:p text:style-name="P1"/>
      <text:p text:style-name="P1">A função arrow desta questão não deve retornar nada (void). Você também deve implementar as funções para calcular o fatorial e o somatório e reusá-las (pode usar function ou arrow).</text:p>
      <text:p text:style-name="P1"/>
      <text:p text:style-name="P1">2 - ) <text:s/>(2.0 pts) <text:span text:style-name="T2">Escreva uma função (com function) que receba um vetor de números inteiros não repetidos e retorne o maior, </text:span>o <text:span text:style-name="T2">menor número </text:span>e a média dos números<text:span text:style-name="T2"> em uma tupla [number,number,</text:span>number<text:span text:style-name="T2">] onde o primeiro elemento da tupla é o maior elemento do vetor, segundo elemento da tupla é o menor elemento do vetor </text:span>e o terceiro elemento da tupla é a média calculada.</text:p>
      <text:p text:style-name="P1"/>
      <text:p text:style-name="P1">3 - ) (2.0 pts) <text:span text:style-name="T2">Escreva uma função (com function) que receba duas variáveis do tipo </text:span><text:span text:style-name="T4">enum JoKenPo</text:span><text:span text:style-name="T3">V2</text:span><text:span text:style-name="T2">, descrito abaixo </text:span><text:span text:style-name="T7">(relativas ao jogador 1 e ao jogador 2, nesta ordem)</text:span><text:span text:style-name="T2"> </text:span>e retorne uma string com o nome do vencedor (“jogador 1” ou “jogador 2”)<text:span text:style-name="T2">: </text:span></text:p>
      <text:p text:style-name="P5"/>
      <text:p text:style-name="P5">enum JoKenPo<text:span text:style-name="T1">V2</text:span> {</text:p>
      <text:p text:style-name="P5"/>
      <text:p text:style-name="P5"><text:tab/><text:span text:style-name="T1">ESCUDO</text:span> = <text:span text:style-name="T1">1 </text:span></text:p>
      <text:p text:style-name="P5"><text:tab/><text:span text:style-name="T1">MARTELO</text:span> = <text:span text:style-name="T1">2 </text:span></text:p>
      <text:p text:style-name="P5"><text:tab/><text:span text:style-name="T1">TRIDENTE</text:span> = <text:span text:style-name="T1">3 </text:span></text:p>
      <text:p text:style-name="P5">}</text:p>
      <text:p text:style-name="P5"/>
      <text:p text:style-name="P6">Cada variável é relativa a um jogador (jogador 1 e jogador 2). <text:span text:style-name="T1">As regras são as seguintes:</text:span></text:p>
      <text:list xml:id="list3372702137" text:style-name="L3">
        <text:list-item>
          <text:p text:style-name="P3">ESCUDO ganha de MARTELO mas perde para TRIDENTE</text:p>
        </text:list-item>
        <text:list-item>
          <text:p text:style-name="P3">MARTELO ganha de TRIDENTE mas perde para ESCUDO</text:p>
        </text:list-item>
        <text:list-item>
          <text:p text:style-name="P3">TRIDENTE ganha de ESCUDO <text:span text:style-name="T6">mas perde de MARTELO</text:span></text:p>
        </text:list-item>
      </text:list>
      <text:p text:style-name="P1"/>
      <text:p text:style-name="P7">Obs.: não esqueça de considerar o empate, retornar “Empate”, pela função.</text:p>
      <text:p text:style-name="P7"/>
      <text:p text:style-name="P4"><text:span text:style-name="T6">4</text:span> - ) <text:s/>(2.0 pts) <text:s/><text:span text:style-name="T6">Escreva uma função (function ou arrow) que receba um vetor de tuplas, onde cada tupla corresponde a um nome de aluno e sua média. Exemplo: (alunos: [string,number][]). Na lógica da sua função, imprima apenas os nomes dos alunos cuja média é maior que 6.0. Por exemplo:</text:span></text:p>
      <text:p text:style-name="P4"/>
      <text:p text:style-name="P7">alunos = [ [“Beltrano”,6.7], [“Sicrano”,9.0], [“Fulano”,2.7]].</text:p>
      <text:p text:style-name="P7"/>
      <text:p text:style-name="P7">A sua função irá imprimir (console.log) os nomes “Beltrano” e “Sicrano”.</text:p>
      <text:p text:style-name="P7"/>
      <text:p text:style-name="P4"><text:span text:style-name="T6">5</text:span> - ) <text:s/>(2.0 pts) <text:s/><text:span text:style-name="T6">Escreva uma função (arrow ou function) que receba um número como parâmetro e retorna </text:span><text:span text:style-name="T5">false</text:span><text:span text:style-name="T6"> ou </text:span><text:span text:style-name="T5">true</text:span><text:span text:style-name="T6"> se o número é “cunhado” ou não. Um número “cunhado” é aquele que é divisível apenas por 1, </text:span><text:span text:style-name="T7">por </text:span><text:span text:style-name="T6">ele mesmo e 5.</text:span></text:p>
      <text:p text:style-name="P4"/>
      <text:p text:style-name="P7">EXTRA -) (+0.5 pts) Escreva um programa (com função ou sem função) que receba três números inteiros e diga qual o maior dos 3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4:32:59.884000000</meta:creation-date>
    <dc:date>2022-05-10T15:11:53.303000000</dc:date>
    <meta:editing-duration>PT15M14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5" meta:word-count="447" meta:character-count="2478" meta:non-whitespace-character-count="2049"/>
  </office:meta>
</office:document-meta>
</file>